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ill attempt to explain the reason a purpose of each file/directory contained under the tnvme directory.</text:p>
      <text:p text:style-name="Standard"/>
      <text:list xml:id="list194108863" text:style-name="L1">
        <text:list-item>
          <text:p text:style-name="P1">DIRECTORIES</text:p>
          <text:list>
            <text:list-item>
              <text:p text:style-name="P1">Grp*</text:p>
              <text:list>
                <text:list-item>
                  <text:p text:style-name="P1">These directories contain the group test logic which encompass the tnvme test suite's functionality. For each group of tests supported by tnvme there will be a corresponding directory which contains the logic for all those tests, for all revisions of the NVME spec.</text:p>
                </text:list-item>
              </text:list>
            </text:list-item>
            <text:list-item>
              <text:p text:style-name="P1">Singletons</text:p>
              <text:list>
                <text:list-item>
                  <text:p text:style-name="P1">This directory contains the logic for all the tnvme framework's singleton design pattern objects.</text:p>
                </text:list-item>
              </text:list>
            </text:list-item>
            <text:list-item>
              <text:p text:style-name="P1">doc</text:p>
              <text:list>
                <text:list-item>
                  <text:p text:style-name="P1">This is where all documentation will reside.</text:p>
                </text:list-item>
                <text:list-item>
                  <text:p text:style-name="P1">SUBDIRS</text:p>
                  <text:list>
                    <text:list-item>
                      <text:p text:style-name="P1">html</text:p>
                      <text:list>
                        <text:list-item>
                          <text:p text:style-name="P1">This is where the doxygen created source code documentation resides.</text:p>
                        </text:list-item>
                        <text:list-item>
                          <text:p text:style-name="P1">Type: “firefox ./doc/html/index.html” to view</text:p>
                        </text:list-item>
                      </text:list>
                    </text:list-item>
                  </text:list>
                </text:list-item>
              </text:list>
            </text:list-item>
          </text:list>
        </text:list-item>
        <text:list-item>
          <text:p text:style-name="P1">FILES</text:p>
          <text:list>
            <text:list-item>
              <text:p text:style-name="P1">build.sh</text:p>
              <text:list>
                <text:list-item>
                  <text:p text:style-name="P1">A shell script to support the creation of RPM's, both source and binaries.</text:p>
                </text:list-item>
                <text:list-item>
                  <text:p text:style-name="P1">See the Makefile target called “rpm”</text:p>
                </text:list-item>
              </text:list>
            </text:list-item>
            <text:list-item>
              <text:p text:style-name="P1">configure</text:p>
              <text:list>
                <text:list-item>
                  <text:p text:style-name="P1">A shell script to support the configuration of the source into binary form.</text:p>
                </text:list-item>
                <text:list-item>
                  <text:p text:style-name="P1">Mostly introduced to support the creation of RPM's</text:p>
                </text:list-item>
              </text:list>
            </text:list-item>
            <text:list-item>
              <text:p text:style-name="P1">dnvme.h</text:p>
              <text:list>
                <text:list-item>
                  <text:p text:style-name="P1">A local file to support interfacing to the dnvme, i.e. test app kernel level character driver.</text:p>
                </text:list-item>
              </text:list>
            </text:list-item>
            <text:list-item>
              <text:p text:style-name="P1">doxygen.conf</text:p>
              <text:list>
                <text:list-item>
                  <text:p text:style-name="P1">Control file to allow doxygen to create the source code documentation found at ./doc/html</text:p>
                </text:list-item>
              </text:list>
            </text:list-item>
            <text:list-item>
              <text:p text:style-name="P1">globals.*</text:p>
              <text:list>
                <text:list-item>
                  <text:p text:style-name="P1">Files to create/define all global variables/objects/singletons</text:p>
                </text:list-item>
              </text:list>
            </text:list-item>
            <text:list-item>
              <text:p text:style-name="P1">group.cpp/h</text:p>
              <text:list>
                <text:list-item>
                  <text:p text:style-name="P1">Base class for all groups which encompass the tnvme test suite</text:p>
                </text:list-item>
              </text:list>
            </text:list-item>
            <text:list-item>
              <text:p text:style-name="P1">Makefile</text:p>
              <text:list>
                <text:list-item>
                  <text:p text:style-name="P1">All Makefiles are to drive the building of the tnvme test suite</text:p>
                </text:list-item>
              </text:list>
            </text:list-item>
            <text:list-item>
              <text:p text:style-name="P1">regDefs.h</text:p>
              <text:list>
                <text:list-item>
                  <text:p text:style-name="P1">This file contains the definitions to communicate with the PCI and NVME controller register spaces for revisions of the NVME spec.</text:p>
                </text:list-item>
              </text:list>
            </text:list-item>
            <text:list-item>
              <text:p text:style-name="P1">runqemu.sh</text:p>
              <text:list>
                <text:list-item>
                  <text:p text:style-name="P1">This helper script launches the tnvme test suites when running within the QEMU virtualized environment. QEMU does not support all features that real hardware can/will support, thus some tests must be skipped, and if forgotten this will cause QEMU to lock/freeze which can be annoying. </text:p>
                </text:list-item>
              </text:list>
            </text:list-item>
            <text:list-item>
              <text:p text:style-name="P1">skip*.cfg</text:p>
              <text:list>
                <text:list-item>
                  <text:p text:style-name="P1">Skip test file when using the “tnvme –skiptest” cmd line option.</text:p>
                </text:list-item>
              </text:list>
            </text:list-item>
            <text:list-item>
              <text:p text:style-name="P1">test.cpp/h</text:p>
              <text:list>
                <text:list-item>
                  <text:p text:style-name="P1">Base class logic for all tests contained with the tnvme test suite.</text:p>
                </text:list-item>
              </text:list>
            </text:list-item>
            <text:list-item>
              <text:p text:style-name="P1">testDescribe.*</text:p>
              <text:list>
                <text:list-item>
                  <text:p text:style-name="P1">Class logic to generically describe all tests classes. The framework will use this interface <text:soft-page-break/>to report the capabilities of the tnvme test suite when using the following cmd line options.</text:p>
                  <text:list>
                    <text:list-item>
                      <text:p text:style-name="P1">--summary</text:p>
                    </text:list-item>
                    <text:list-item>
                      <text:p text:style-name="P1">--detail</text:p>
                    </text:list-item>
                  </text:list>
                </text:list-item>
              </text:list>
            </text:list-item>
            <text:list-item>
              <text:p text:style-name="P1">tnvme</text:p>
              <text:list>
                <text:list-item>
                  <text:p text:style-name="P1">The resulting binary encompassing the tnvme test suite</text:p>
                </text:list-item>
              </text:list>
            </text:list-item>
            <text:list-item>
              <text:p text:style-name="P1">tnvme.cpp/h</text:p>
              <text:list>
                <text:list-item>
                  <text:p text:style-name="P1">The main, entry point, logic for the tnvme test suite.</text:p>
                </text:list-item>
              </text:list>
            </text:list-item>
            <text:list-item>
              <text:p text:style-name="P1">tnvmeHelpers.*</text:p>
              <text:list>
                <text:list-item>
                  <text:p text:style-name="P1">Logic to help support the tnmve test suite interface.</text:p>
                </text:list-item>
              </text:list>
            </text:list-item>
            <text:list-item>
              <text:p text:style-name="P1">tnvme.out</text:p>
              <text:list>
                <text:list-item>
                  <text:p text:style-name="P1">When understanding that all tnvme logging is reported to stderr, and using the output redirection like what is found within runqemu.sh one can create an output file to save a test case run's output.</text:p>
                </text:list-item>
              </text:list>
            </text:list-item>
            <text:list-item>
              <text:p text:style-name="P1">tnnvme.spec</text:p>
              <text:list>
                <text:list-item>
                  <text:p text:style-name="P1">Specification file used to support RPM creation, see Makefile target “rpm”</text:p>
                </text:list-item>
              </text:list>
            </text:list-item>
            <text:list-item>
              <text:p text:style-name="P1">version.h</text:p>
              <text:list>
                <text:list-item>
                  <text:p text:style-name="P1">File to contain the revision information for each new release of the tnvme test suite. It is currently in this format to support the creation of RPM's as well as to compile the value into the tnvme binaray.</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7T10:13:31</meta:creation-date>
    <meta:generator>LibreOffice/3.3$Unix LibreOffice_project/330m19$Build-202</meta:generator>
    <dc:date>2011-10-17T10:48:06</dc:date>
    <meta:editing-duration>PT34M37S</meta:editing-duration>
    <meta:editing-cycles>9</meta:editing-cycles>
    <meta:document-statistic meta:table-count="0" meta:image-count="0" meta:object-count="0" meta:page-count="2" meta:paragraph-count="53" meta:word-count="511" meta:character-count="3005"/>
  </office:meta>
</office:document-meta>
</file>